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2.281cm"/>
    </style:style>
    <style:style style:name="co5" style:family="table-column">
      <style:table-column-properties fo:break-before="auto" style:column-width="3.4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002cm solid #000000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107">
      <style:table-cell-properties fo:border="0.002cm solid #000000"/>
    </style:style>
    <style:style style:name="ce10" style:family="table-cell" style:parent-style-name="Default" style:data-style-name="N107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racked-changes>
        <table:deletion table:id="ct1" table:acceptance-state="accepted" table:type="row" table:position="11" table:table="1" table:multi-deletion-spanned="3">
          <office:change-info>
            <dc:creator> </dc:creator>
            <dc:date>2014-01-14T20:30:39.73</dc:date>
          </office:change-info>
        </table:deletion>
        <table:deletion table:id="ct2" table:acceptance-state="accepted" table:type="row" table:position="11" table:table="1">
          <office:change-info>
            <dc:creator> </dc:creator>
            <dc:date>2014-01-14T20:30:39.73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11" table:table="1">
          <office:change-info>
            <dc:creator> </dc:creator>
            <dc:date>2014-01-14T20:30:39.73</dc:date>
          </office:change-info>
          <table:deletions>
            <table:change-deletion table:id="ct2"/>
          </table:deletions>
        </table:deletion>
        <table:insertion table:id="ct4" table:acceptance-state="accepted" table:type="row" table:position="2" table:count="3" table:table="1">
          <office:change-info>
            <dc:creator> </dc:creator>
            <dc:date>2014-01-14T20:30:39.73</dc:date>
          </office:change-info>
          <table:dependencies>
            <table:dependence table:id="ct30"/>
            <table:dependence table:id="ct29"/>
            <table:dependence table:id="ct28"/>
            <table:dependence table:id="ct27"/>
            <table:dependence table:id="ct26"/>
            <table:dependence table:id="ct25"/>
            <table:dependence table:id="ct24"/>
            <table:dependence table:id="ct23"/>
            <table:dependence table:id="ct22"/>
            <table:dependence table:id="ct21"/>
            <table:dependence table:id="ct20"/>
            <table:dependence table:id="ct19"/>
            <table:dependence table:id="ct18"/>
            <table:dependence table:id="ct17"/>
            <table:dependence table:id="ct16"/>
            <table:dependence table:id="ct15"/>
            <table:dependence table:id="ct14"/>
            <table:dependence table:id="ct13"/>
            <table:dependence table:id="ct12"/>
          </table:dependencies>
        </table:insertion>
        <table:cell-content-change table:id="ct5" table:acceptance-state="accepted">
          <table:cell-address table:column="0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6" table:acceptance-state="accepted">
          <table:cell-address table:column="1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2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3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4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1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9" table:row="1" table:table="1"/>
          <office:change-info>
            <dc:creator> </dc:creator>
            <dc:date>2014-01-14T20:30:39.73</dc:date>
          </office:change-info>
          <table:previous>
            <table:change-track-table-cell office:value-type="string">
              <text:p>G4</text:p>
            </table:change-track-table-cell>
          </table:previous>
        </table:cell-content-change>
        <table:cell-content-change table:id="ct12" table:acceptance-state="accepted">
          <table:cell-address table:column="6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9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10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11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12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13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8" table:acceptance-state="accepted">
          <table:cell-address table:column="14" table:row="2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19" table:acceptance-state="accepted">
          <table:cell-address table:column="6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9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11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12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13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4" table:row="3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6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6" table:acceptance-state="accepted">
          <table:cell-address table:column="9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7" table:acceptance-state="accepted">
          <table:cell-address table:column="11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8" table:acceptance-state="accepted">
          <table:cell-address table:column="12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29" table:acceptance-state="accepted">
          <table:cell-address table:column="13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30" table:acceptance-state="accepted">
          <table:cell-address table:column="14" table:row="4" table:table="1"/>
          <office:change-info>
            <dc:creator> </dc:creator>
            <dc:date>2014-01-14T20:30:39.73</dc:date>
          </office:change-info>
          <table:previous>
            <table:change-track-table-cell/>
          </table:previous>
        </table:cell-content-change>
        <table:cell-content-change table:id="ct31" table:acceptance-state="accepted">
          <table:cell-address table:column="0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2" table:acceptance-state="accepted">
          <table:cell-address table:column="1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3" table:acceptance-state="accepted">
          <table:cell-address table:column="2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4" table:acceptance-state="accepted">
          <table:cell-address table:column="3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5" table:acceptance-state="accepted">
          <table:cell-address table:column="4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cell-content-change table:id="ct36" table:acceptance-state="accepted">
          <table:cell-address table:column="5" table:row="27" table:table="1"/>
          <office:change-info>
            <dc:creator> </dc:creator>
            <dc:date>2014-01-14T20:30:39.74</dc:date>
          </office:change-info>
          <table:previous>
            <table:change-track-table-cell/>
          </table:previous>
        </table:cell-content-change>
        <table:insertion table:id="ct37" table:type="table" table:position="2">
          <office:change-info>
            <dc:creator> </dc:creator>
            <dc:date>2014-01-14T20:35:57.42</dc:date>
          </office:change-info>
          <table:dependencies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  <table:dependence table:id="ct144"/>
            <table:dependence table:id="ct143"/>
            <table:dependence table:id="ct142"/>
            <table:dependence table:id="ct141"/>
            <table:dependence table:id="ct140"/>
            <table:dependence table:id="ct139"/>
            <table:dependence table:id="ct138"/>
            <table:dependence table:id="ct137"/>
            <table:dependence table:id="ct136"/>
            <table:dependence table:id="ct135"/>
            <table:dependence table:id="ct134"/>
            <table:dependence table:id="ct133"/>
            <table:dependence table:id="ct132"/>
            <table:dependence table:id="ct131"/>
            <table:dependence table:id="ct130"/>
            <table:dependence table:id="ct129"/>
            <table:dependence table:id="ct128"/>
            <table:dependence table:id="ct127"/>
            <table:dependence table:id="ct126"/>
            <table:dependence table:id="ct125"/>
            <table:dependence table:id="ct124"/>
            <table:dependence table:id="ct123"/>
            <table:dependence table:id="ct122"/>
            <table:dependence table:id="ct121"/>
            <table:dependence table:id="ct120"/>
            <table:dependence table:id="ct119"/>
            <table:dependence table:id="ct118"/>
            <table:dependence table:id="ct117"/>
            <table:dependence table:id="ct116"/>
            <table:dependence table:id="ct115"/>
            <table:dependence table:id="ct114"/>
            <table:dependence table:id="ct113"/>
            <table:dependence table:id="ct112"/>
            <table:dependence table:id="ct111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3"/>
            <table:dependence table:id="ct102"/>
            <table:dependence table:id="ct101"/>
            <table:dependence table:id="ct100"/>
            <table:dependence table:id="ct99"/>
            <table:dependence table:id="ct98"/>
            <table:dependence table:id="ct97"/>
            <table:dependence table:id="ct96"/>
            <table:dependence table:id="ct95"/>
            <table:dependence table:id="ct94"/>
            <table:dependence table:id="ct93"/>
            <table:dependence table:id="ct92"/>
            <table:dependence table:id="ct91"/>
            <table:dependence table:id="ct90"/>
            <table:dependence table:id="ct89"/>
            <table:dependence table:id="ct88"/>
            <table:dependence table:id="ct87"/>
            <table:dependence table:id="ct86"/>
            <table:dependence table:id="ct85"/>
            <table:dependence table:id="ct84"/>
            <table:dependence table:id="ct83"/>
            <table:dependence table:id="ct82"/>
            <table:dependence table:id="ct81"/>
            <table:dependence table:id="ct80"/>
            <table:dependence table:id="ct79"/>
            <table:dependence table:id="ct78"/>
            <table:dependence table:id="ct77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  <table:dependence table:id="ct70"/>
            <table:dependence table:id="ct69"/>
            <table:dependence table:id="ct68"/>
            <table:dependence table:id="ct67"/>
            <table:dependence table:id="ct66"/>
            <table:dependence table:id="ct65"/>
            <table:dependence table:id="ct64"/>
            <table:dependence table:id="ct63"/>
            <table:dependence table:id="ct62"/>
            <table:dependence table:id="ct61"/>
            <table:dependence table:id="ct60"/>
            <table:dependence table:id="ct59"/>
            <table:dependence table:id="ct58"/>
            <table:dependence table:id="ct57"/>
            <table:dependence table:id="ct56"/>
            <table:dependence table:id="ct55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  <table:dependence table:id="ct48"/>
            <table:dependence table:id="ct47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  <table:dependence table:id="ct39"/>
            <table:dependence table:id="ct38"/>
          </table:dependencies>
        </table:insertion>
        <table:cell-content-change table:id="ct38">
          <table:cell-address table:column="0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39">
          <table:cell-address table:column="0" table:row="1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0">
          <table:cell-address table:column="0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1">
          <table:cell-address table:column="0" table:row="1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2">
          <table:cell-address table:column="0" table:row="26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3">
          <table:cell-address table:column="0" table:row="2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4">
          <table:cell-address table:column="0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7">
          <table:cell-address table:column="1" table:row="1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8">
          <table:cell-address table:column="1" table:row="2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49">
          <table:cell-address table:column="1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0">
          <table:cell-address table:column="2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2">
          <table:cell-address table:column="2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3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4">
          <table:cell-address table:column="3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5">
          <table:cell-address table:column="3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6">
          <table:cell-address table:column="3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7">
          <table:cell-address table:column="3" table:row="1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2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3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2">
          <table:cell-address table:column="4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3">
          <table:cell-address table:column="4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4">
          <table:cell-address table:column="4" table:row="2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5">
          <table:cell-address table:column="4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6">
          <table:cell-address table:column="5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7">
          <table:cell-address table:column="5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8">
          <table:cell-address table:column="5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69">
          <table:cell-address table:column="5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2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1">
          <table:cell-address table:column="5" table:row="3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2">
          <table:cell-address table:column="6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3">
          <table:cell-address table:column="6" table:row="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4">
          <table:cell-address table:column="6" table:row="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5">
          <table:cell-address table:column="6" table:row="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6">
          <table:cell-address table:column="6" table:row="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7">
          <table:cell-address table:column="6" table:row="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8">
          <table:cell-address table:column="6" table:row="6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79">
          <table:cell-address table:column="6" table:row="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0">
          <table:cell-address table:column="6" table:row="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1">
          <table:cell-address table:column="6" table:row="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2">
          <table:cell-address table:column="6" table:row="1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3">
          <table:cell-address table:column="6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5">
          <table:cell-address table:column="6" table:row="1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6">
          <table:cell-address table:column="6" table:row="16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7">
          <table:cell-address table:column="6" table:row="1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8">
          <table:cell-address table:column="6" table:row="1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89">
          <table:cell-address table:column="6" table:row="1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0">
          <table:cell-address table:column="6" table:row="2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1">
          <table:cell-address table:column="6" table:row="2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2">
          <table:cell-address table:column="6" table:row="2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3">
          <table:cell-address table:column="6" table:row="2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4">
          <table:cell-address table:column="6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5">
          <table:cell-address table:column="6" table:row="2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6">
          <table:cell-address table:column="6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7">
          <table:cell-address table:column="6" table:row="2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8">
          <table:cell-address table:column="6" table:row="3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99">
          <table:cell-address table:column="6" table:row="3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0">
          <table:cell-address table:column="6" table:row="3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1">
          <table:cell-address table:column="6" table:row="3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2">
          <table:cell-address table:column="6" table:row="3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3">
          <table:cell-address table:column="6" table:row="3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4">
          <table:cell-address table:column="6" table:row="36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5">
          <table:cell-address table:column="6" table:row="3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6">
          <table:cell-address table:column="8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7">
          <table:cell-address table:column="8" table:row="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8">
          <table:cell-address table:column="8" table:row="1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09">
          <table:cell-address table:column="8" table:row="2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0">
          <table:cell-address table:column="8" table:row="3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1">
          <table:cell-address table:column="8" table:row="3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2">
          <table:cell-address table:column="8" table:row="3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3">
          <table:cell-address table:column="8" table:row="3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4">
          <table:cell-address table:column="8" table:row="3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5">
          <table:cell-address table:column="9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7">
          <table:cell-address table:column="9" table:row="2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8">
          <table:cell-address table:column="9" table:row="3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19">
          <table:cell-address table:column="9" table:row="3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0">
          <table:cell-address table:column="9" table:row="3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1">
          <table:cell-address table:column="9" table:row="3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2">
          <table:cell-address table:column="9" table:row="3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3">
          <table:cell-address table:column="10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4">
          <table:cell-address table:column="10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2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7">
          <table:cell-address table:column="10" table:row="2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8">
          <table:cell-address table:column="10" table:row="3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29">
          <table:cell-address table:column="10" table:row="3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0">
          <table:cell-address table:column="10" table:row="3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1">
          <table:cell-address table:column="10" table:row="3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2">
          <table:cell-address table:column="10" table:row="3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3">
          <table:cell-address table:column="11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4">
          <table:cell-address table:column="11" table:row="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5">
          <table:cell-address table:column="11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6">
          <table:cell-address table:column="11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7">
          <table:cell-address table:column="12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8">
          <table:cell-address table:column="12" table:row="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39">
          <table:cell-address table:column="13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0">
          <table:cell-address table:column="13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1">
          <table:cell-address table:column="13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2">
          <table:cell-address table:column="14" table:row="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3">
          <table:cell-address table:column="14" table:row="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4">
          <table:cell-address table:column="14" table:row="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5">
          <table:cell-address table:column="14" table:row="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6">
          <table:cell-address table:column="14" table:row="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7">
          <table:cell-address table:column="14" table:row="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8">
          <table:cell-address table:column="14" table:row="6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49">
          <table:cell-address table:column="14" table:row="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0">
          <table:cell-address table:column="14" table:row="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1">
          <table:cell-address table:column="14" table:row="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2">
          <table:cell-address table:column="14" table:row="1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3">
          <table:cell-address table:column="14" table:row="1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4">
          <table:cell-address table:column="14" table:row="1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5">
          <table:cell-address table:column="14" table:row="15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6">
          <table:cell-address table:column="14" table:row="16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7">
          <table:cell-address table:column="14" table:row="17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8">
          <table:cell-address table:column="14" table:row="18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59">
          <table:cell-address table:column="14" table:row="19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60">
          <table:cell-address table:column="14" table:row="20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61">
          <table:cell-address table:column="14" table:row="21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62">
          <table:cell-address table:column="14" table:row="22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63">
          <table:cell-address table:column="14" table:row="23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  <table:cell-content-change table:id="ct164">
          <table:cell-address table:column="14" table:row="24" table:table="2"/>
          <office:change-info>
            <dc:creator> </dc:creator>
            <dc:date>2014-01-14T20:36:00.33</dc:date>
          </office:change-info>
          <table:previous>
            <table:change-track-table-cell/>
          </table:previous>
        </table:cell-content-change>
      </table:tracked-changes>
      <table:table table:name="Interrupter" table:style-name="ta1" table:print-ranges="Interrupter.H18:Interrupter.H18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office:value-type="string">
            <text:p>R1-4</text:p>
          </table:table-cell>
          <table:table-cell table:style-name="ce2" office:value-type="string">
            <text:p>330R</text:p>
          </table:table-cell>
          <table:table-cell office:value-type="string">
            <text:p>0805</text:p>
          </table:table-cell>
          <table:table-cell table:style-name="ce2" office:value-type="float" office:value="4">
            <text:p>4</text:p>
          </table:table-cell>
          <table:table-cell table:style-name="ce2"/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D1,D6,D7</text:p>
          </table:table-cell>
          <table:table-cell table:style-name="ce2" office:value-type="string">
            <text:p>1N4148</text:p>
          </table:table-cell>
          <table:table-cell table:style-name="ce3" office:value-type="string">
            <text:p>080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150206">
            <text:p>8150206</text:p>
          </table:table-cell>
          <table:table-cell table:style-name="ce6" office:value-type="float" office:value="0.5">
            <text:p>0,50</text:p>
          </table:table-cell>
          <table:table-cell table:style-name="ce6" table:formula="of:=[.L2]*[.N2]" office:value-type="float" office:value="5">
            <text:p>5,00</text:p>
          </table:table-cell>
        </table:table-row>
        <table:table-row table:style-name="ro1">
          <table:table-cell office:value-type="string">
            <text:p>R5-8,R10</text:p>
          </table:table-cell>
          <table:table-cell table:style-name="ce2" office:value-type="string">
            <text:p>1k</text:p>
          </table:table-cell>
          <table:table-cell office:value-type="string">
            <text:p>0805</text:p>
          </table:table-cell>
          <table:table-cell table:style-name="ce2" office:value-type="float" office:value="5">
            <text:p>5</text:p>
          </table:table-cell>
          <table:table-cell table:style-name="ce2"/>
          <table:table-cell office:value-type="float" office:value="0">
            <text:p>0,00</text:p>
          </table:table-cell>
          <table:table-cell table:formula="of:=[.D3]*[.F3]" office:value-type="float" office:value="0">
            <text:p>0,00</text:p>
          </table:table-cell>
          <table:table-cell/>
          <table:table-cell table:style-name="ce2" office:value-type="string">
            <text:p>D2,D3</text:p>
          </table:table-cell>
          <table:table-cell table:style-name="ce2" office:value-type="string">
            <text:p>1N5819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429304">
            <text:p>7429304</text:p>
          </table:table-cell>
          <table:table-cell table:style-name="ce6" office:value-type="float" office:value="0">
            <text:p>0,00</text:p>
          </table:table-cell>
          <table:table-cell table:style-name="ce6" table:formula="of:=[.L3]*[.N3]" office:value-type="float" office:value="0">
            <text:p>0,00</text:p>
          </table:table-cell>
        </table:table-row>
        <table:table-row table:style-name="ro1">
          <table:table-cell office:value-type="string">
            <text:p>R9</text:p>
          </table:table-cell>
          <table:table-cell table:style-name="ce2" office:value-type="string">
            <text:p>20k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4]*[.F4]" office:value-type="float" office:value="0">
            <text:p>0,00</text:p>
          </table:table-cell>
          <table:table-cell/>
          <table:table-cell table:style-name="ce2" office:value-type="string">
            <text:p>D4,D5</text:p>
          </table:table-cell>
          <table:table-cell table:style-name="ce2" office:value-type="string">
            <text:p>1N5337</text:p>
          </table:table-cell>
          <table:table-cell table:style-name="ce3"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557946">
            <text:p>9557946</text:p>
          </table:table-cell>
          <table:table-cell table:style-name="ce6" office:value-type="float" office:value="3.08">
            <text:p>3,08</text:p>
          </table:table-cell>
          <table:table-cell table:style-name="ce6" table:formula="of:=[.L4]*[.N4]" office:value-type="float" office:value="6.16">
            <text:p>6,16</text:p>
          </table:table-cell>
        </table:table-row>
        <table:table-row table:style-name="ro1">
          <table:table-cell office:value-type="string">
            <text:p>R11</text:p>
          </table:table-cell>
          <table:table-cell table:style-name="ce3" office:value-type="string">
            <text:p>10R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11">
            <text:p>1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14">
            <text:p>14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11.16">
            <text:p>kr 11,16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>
            <text:p>C1,C5-10,C12,C13</text:p>
          </table:table-cell>
          <table:table-cell table:style-name="ce2" office:value-type="string">
            <text:p>100nF</text:p>
          </table:table-cell>
          <table:table-cell office:value-type="string">
            <text:p>0805</text:p>
          </table:table-cell>
          <table:table-cell table:style-name="ce2" office:value-type="float" office:value="9">
            <text:p>9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5]*[.F15]" office:value-type="float" office:value="0">
            <text:p>0,00</text:p>
          </table:table-cell>
          <table:table-cell/>
          <table:table-cell table:style-name="ce2" office:value-type="string">
            <text:p>U1,U8</text:p>
          </table:table-cell>
          <table:table-cell table:style-name="ce2" office:value-type="string">
            <text:p>74HC14</text:p>
          </table:table-cell>
          <table:table-cell table:style-name="ce3" office:value-type="string">
            <text:p>SOIC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07772">
            <text:p>1607772</text:p>
          </table:table-cell>
          <table:table-cell table:style-name="ce6" office:value-type="float" office:value="1.23">
            <text:p>1,23</text:p>
          </table:table-cell>
          <table:table-cell table:style-name="ce6" table:formula="of:=[.L15]*[.N15]" office:value-type="float" office:value="2.46">
            <text:p>2,46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22nF</text:p>
          </table:table-cell>
          <table:table-cell office:value-type="string">
            <text:p>0805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6]*[.F16]" office:value-type="float" office:value="0">
            <text:p>0,00</text:p>
          </table:table-cell>
          <table:table-cell/>
          <table:table-cell table:style-name="ce2" office:value-type="string">
            <text:p>U2</text:p>
          </table:table-cell>
          <table:table-cell table:style-name="ce2" office:value-type="string">
            <text:p>74HC08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table:style-name="ce6" office:value-type="float" office:value="0">
            <text:p>0,00</text:p>
          </table:table-cell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 office:value-type="string">
            <text:p>C3,C4</text:p>
          </table:table-cell>
          <table:table-cell table:style-name="ce2" office:value-type="string">
            <text:p>10µF 25V</text:p>
          </table:table-cell>
          <table:table-cell office:value-type="string">
            <text:p>120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320887">
            <text:p>2320887</text:p>
          </table:table-cell>
          <table:table-cell office:value-type="float" office:value="0.93">
            <text:p>0,93</text:p>
          </table:table-cell>
          <table:table-cell table:formula="of:=[.D17]*[.F17]" office:value-type="float" office:value="1.86">
            <text:p>1,86</text:p>
          </table:table-cell>
          <table:table-cell/>
          <table:table-cell table:style-name="ce2" office:value-type="string">
            <text:p>U3</text:p>
          </table:table-cell>
          <table:table-cell table:style-name="ce2" office:value-type="string">
            <text:p>74HC74</text:p>
          </table:table-cell>
          <table:table-cell table:style-name="ce3" office:value-type="string">
            <text:p>SOIC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667016">
            <text:p>9667016</text:p>
          </table:table-cell>
          <table:table-cell table:style-name="ce6" office:value-type="float" office:value="0.95">
            <text:p>0,95</text:p>
          </table:table-cell>
          <table:table-cell table:style-name="ce6" table:formula="of:=[.L17]*[.N17]" office:value-type="float" office:value="0.95">
            <text:p>0,95</text:p>
          </table:table-cell>
        </table:table-row>
        <table:table-row table:style-name="ro1">
          <table:table-cell office:value-type="string">
            <text:p>C11,C14</text:p>
          </table:table-cell>
          <table:table-cell table:style-name="ce3" office:value-type="string">
            <text:p>1µF</text:p>
          </table:table-cell>
          <table:table-cell office:value-type="string">
            <text:p>0805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8]*[.F18]" office:value-type="float" office:value="0">
            <text:p>0,00</text:p>
          </table:table-cell>
          <table:table-cell/>
          <table:table-cell table:style-name="ce2" office:value-type="string">
            <text:p>U4,U5</text:p>
          </table:table-cell>
          <table:table-cell table:style-name="ce2" office:value-type="string">
            <text:p>MIC4422YM</text:p>
          </table:table-cell>
          <table:table-cell table:style-name="ce3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17245">
            <text:p>1517245</text:p>
          </table:table-cell>
          <table:table-cell table:style-name="ce6" office:value-type="float" office:value="13.02">
            <text:p>13,02</text:p>
          </table:table-cell>
          <table:table-cell table:style-name="ce6" table:formula="of:=[.L18]*[.N18]" office:value-type="float" office:value="26.04">
            <text:p>26,04</text:p>
          </table:table-cell>
        </table:table-row>
        <table:table-row table:style-name="ro1">
          <table:table-cell office:value-type="string">
            <text:p>C15,C16</text:p>
          </table:table-cell>
          <table:table-cell table:style-name="ce3" office:value-type="string">
            <text:p>Lytt.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/>
          <table:table-cell office:value-type="float" office:value="0">
            <text:p>0,00</text:p>
          </table:table-cell>
          <table:table-cell table:formula="of:=[.D19]*[.F19]" office:value-type="float" office:value="0">
            <text:p>0,00</text:p>
          </table:table-cell>
          <table:table-cell/>
          <table:table-cell table:style-name="ce2" office:value-type="string">
            <text:p>U6,U7</text:p>
          </table:table-cell>
          <table:table-cell table:style-name="ce3" office:value-type="string">
            <text:p>MODCD207R2M</text:p>
          </table:table-cell>
          <table:table-cell table:style-name="ce2" office:value-type="string">
            <text:p>SOIC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86672">
            <text:p>1086672</text:p>
          </table:table-cell>
          <table:table-cell table:style-name="ce6" office:value-type="float" office:value="3.95">
            <text:p>3,95</text:p>
          </table:table-cell>
          <table:table-cell table:style-name="ce6" table:formula="of:=[.L19]*[.N19]" office:value-type="float" office:value="7.9">
            <text:p>7,9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16">
            <text:p>1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1.86">
            <text:p>kr 1,86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8">
            <text:p>8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37.35">
            <text:p>kr 37,35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J1-6</text:p>
          </table:table-cell>
          <table:table-cell table:style-name="ce2" office:value-type="string">
            <text:p>JST 2-pin</text:p>
          </table:table-cell>
          <table:table-cell office:value-type="string">
            <text:p>Thru Hole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11">
            <text:p>11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16">
            <text:p>16</text:p>
          </table:table-cell>
          <table:table-cell table:style-name="ce2" table:formula="of:=[.G25]" office:value-type="currency" office:currency="NOK" office:value="1.86">
            <text:p>kr 1,86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14">
            <text:p>14</text:p>
          </table:table-cell>
          <table:table-cell table:style-name="ce2" table:formula="of:=[.O12]" office:value-type="currency" office:currency="NOK" office:value="11.16">
            <text:p>kr 11,16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8">
            <text:p>8</text:p>
          </table:table-cell>
          <table:table-cell table:style-name="ce2" table:formula="of:=[.O25]" office:value-type="currency" office:currency="NOK" office:value="37.35">
            <text:p>kr 37,35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6">
            <text:p>6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5">
            <text:p>55</text:p>
          </table:table-cell>
          <table:table-cell table:style-name="ce8" table:formula="of:=SUM([.K30:.K34])" office:value-type="currency" office:currency="NOK" office:value="50.37">
            <text:p>kr 50,37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6">
            <text:p>6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Utgangstrinn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 office:value-type="string">
            <text:p>R1,R2</text:p>
          </table:table-cell>
          <table:table-cell table:style-name="ce2" office:value-type="string">
            <text:p>10R</text:p>
          </table:table-cell>
          <table:table-cell office:value-type="string">
            <text:p>Thru Hole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]*[.F2]" office:value-type="float" office:value="0">
            <text:p>0,00</text:p>
          </table:table-cell>
          <table:table-cell/>
          <table:table-cell table:style-name="ce2" office:value-type="string">
            <text:p>Q1,Q2</text:p>
          </table:table-cell>
          <table:table-cell table:style-name="ce2" office:value-type="string">
            <text:p>G4PC50W</text:p>
          </table:table-cell>
          <table:table-cell table:style-name="ce3" office:value-type="string">
            <text:p>TO-24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0632">
            <text:p>8650632</text:p>
          </table:table-cell>
          <table:table-cell table:style-name="ce6" office:value-type="float" office:value="54.79">
            <text:p>54,79</text:p>
          </table:table-cell>
          <table:table-cell table:style-name="ce6" table:formula="of:=[.L2]*[.N2]" office:value-type="float" office:value="219.16">
            <text:p>219,16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5ETX06</text:p>
          </table:table-cell>
          <table:table-cell table:style-name="ce3" office:value-type="string">
            <text:p>TO-2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656991">
            <text:p>8656991</text:p>
          </table:table-cell>
          <table:table-cell table:style-name="ce6" office:value-type="float" office:value="18.15">
            <text:p>18,15</text:p>
          </table:table-cell>
          <table:table-cell table:style-name="ce6" table:formula="of:=[.L3]*[.N3]" office:value-type="float" office:value="72.6">
            <text:p>72,6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N4744A</text:p>
          </table:table-cell>
          <table:table-cell table:style-name="ce3"/>
          <table:table-cell table:style-name="ce2" office:value-type="float" office:value="8">
            <text:p>8</text:p>
          </table:table-cell>
          <table:table-cell table:style-name="ce2" office:value-type="float" office:value="1612369">
            <text:p>1612369</text:p>
          </table:table-cell>
          <table:table-cell table:style-name="ce6" office:value-type="float" office:value="0.94">
            <text:p>0,94</text:p>
          </table:table-cell>
          <table:table-cell table:style-name="ce6" table:formula="of:=[.L4]*[.N4]" office:value-type="float" office:value="7.52">
            <text:p>7,52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/>
          <table:table-cell table:style-name="ce2" office:value-type="string">
            <text:p>1.5KE400A</text:p>
          </table:table-cell>
          <table:table-cell table:style-name="ce3"/>
          <table:table-cell table:style-name="ce2" office:value-type="float" office:value="4">
            <text:p>4</text:p>
          </table:table-cell>
          <table:table-cell table:style-name="ce2" office:value-type="string">
            <text:p>Har</text:p>
          </table:table-cell>
          <table:table-cell table:style-name="ce6" office:value-type="float" office:value="0">
            <text:p>0,00</text:p>
          </table:table-cell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2">
            <text:p>2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20">
            <text:p>2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299.28">
            <text:p>kr 299,28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>
            <text:p>J1</text:p>
          </table:table-cell>
          <table:table-cell table:style-name="ce2" office:value-type="string">
            <text:p>JST 4pin</text:p>
          </table:table-cell>
          <table:table-cell office:value-type="string">
            <text:p>Thru Hole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V</text:p>
          </table:table-cell>
          <table:table-cell office:value-type="float" office:value="0">
            <text:p>0,00</text:p>
          </table:table-cell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2">
            <text:p>2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20">
            <text:p>20</text:p>
          </table:table-cell>
          <table:table-cell table:style-name="ce2" table:formula="of:=[.O12]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1">
            <text:p>1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23">
            <text:p>23</text:p>
          </table:table-cell>
          <table:table-cell table:style-name="ce8" table:formula="of:=SUM([.K30:.K34])" office:value-type="currency" office:currency="NOK" office:value="299.28">
            <text:p>kr 299,28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1">
            <text:p>1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SU1" table:style-name="ta1" table:print="false">
        <table:table-column table:style-name="co2" table:default-cell-style-name="ce2"/>
        <table:table-column table:style-name="co2" table:number-columns-repeated="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ce6"/>
        <table:table-row table:style-name="ro2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/>
          <table:table-cell table:style-name="ce2"/>
          <table:table-cell/>
          <table:table-cell/>
          <table:table-cell/>
          <table:table-cell/>
          <table:table-cell table:formula="of:=[.D2]*[.F2]" office:value-type="float" office:value="0">
            <text:p>0,00</text:p>
          </table:table-cell>
          <table:table-cell/>
          <table:table-cell office:value-type="string">
            <text:p>Likeretterbr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fra skuff</text:p>
          </table:table-cell>
          <table:table-cell/>
          <table:table-cell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]*[.F3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4]*[.F4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4]*[.N4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5]*[.F5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5]*[.N5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6]*[.F6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6]*[.N6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7]*[.F7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7]*[.N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8]*[.F8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8]*[.N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9]*[.F9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9]*[.N9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0]*[.F10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0]*[.N1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1]*[.F1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:.D11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2:.L11])" office:value-type="float" office:value="1">
            <text:p>1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Kondensatorer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C1</text:p>
          </table:table-cell>
          <table:table-cell table:style-name="ce2" office:value-type="string">
            <text:p>2200uF</text:p>
          </table:table-cell>
          <table:table-cell/>
          <table:table-cell office:value-type="float" office:value="1">
            <text:p>1</text:p>
          </table:table-cell>
          <table:table-cell office:value-type="float" office:value="2342176">
            <text:p>2342176</text:p>
          </table:table-cell>
          <table:table-cell office:value-type="float" office:value="254.73">
            <text:p>254,73</text:p>
          </table:table-cell>
          <table:table-cell table:formula="of:=[.D15]*[.F15]" office:value-type="float" office:value="254.73">
            <text:p>254,73</text:p>
          </table:table-cell>
          <table:table-cell table:number-columns-repeated="4"/>
          <table:table-cell/>
          <table:table-cell/>
          <table:table-cell/>
          <table:table-cell table:formula="of:=[.L15]*[.N15]" office:value-type="float" office:value="0">
            <text:p>0,00</text:p>
          </table:table-cell>
        </table:table-row>
        <table:table-row table:style-name="ro1">
          <table:table-cell office:value-type="string">
            <text:p>C2</text:p>
          </table:table-cell>
          <table:table-cell table:style-name="ce2" office:value-type="string">
            <text:p>4,7uF</text:p>
          </table:table-cell>
          <table:table-cell/>
          <table:table-cell office:value-type="float" office:value="1">
            <text:p>1</text:p>
          </table:table-cell>
          <table:table-cell/>
          <table:table-cell/>
          <table:table-cell table:formula="of:=[.D16]*[.F16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17]*[.F17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7]*[.N17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8]*[.F18]" office:value-type="float" office:value="0">
            <text:p>0,00</text:p>
          </table:table-cell>
          <table:table-cell table:number-columns-repeated="4"/>
          <table:table-cell/>
          <table:table-cell/>
          <table:table-cell/>
          <table:table-cell table:formula="of:=[.L18]*[.N18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19]*[.F19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/>
          <table:table-cell/>
          <table:table-cell table:formula="of:=[.D20]*[.F20]" office:value-type="float" office:value="0">
            <text:p>0,00</text:p>
          </table:table-cell>
          <table:table-cell table:number-columns-repeated="2"/>
          <table:table-cell table:style-name="ce3"/>
          <table:table-cell table:style-name="ce2"/>
          <table:table-cell/>
          <table:table-cell/>
          <table:table-cell/>
          <table:table-cell table:formula="of:=[.L20]*[.N20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1]*[.F21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1]*[.N21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2]*[.F22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2]*[.N22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3]*[.F23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3]*[.N23]" office:value-type="float" office:value="0">
            <text:p>0,00</text:p>
          </table:table-cell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24]*[.F24]" office:value-type="float" office:value="0">
            <text:p>0,00</text:p>
          </table:table-cell>
          <table:table-cell table:number-columns-repeated="2"/>
          <table:table-cell table:style-name="ce3"/>
          <table:table-cell/>
          <table:table-cell/>
          <table:table-cell/>
          <table:table-cell/>
          <table:table-cell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15:.D24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254.73">
            <text:p>kr 254,73</text:p>
          </table:table-cell>
          <table:table-cell/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L15:.L24])" office:value-type="float" office:value="0">
            <text:p>0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Annet</text:p>
          </table:table-cell>
          <table:table-cell table:style-name="ce4" table:number-columns-repeated="2"/>
          <table:table-cell table:style-name="Default" table:number-columns-repeated="4"/>
          <table:table-cell/>
          <table:table-cell table:style-name="Default" table:number-columns-repeated="7"/>
        </table:table-row>
        <table:table-row table:style-name="ro2">
          <table:table-cell office:value-type="string">
            <text:p>Automatsikring</text:p>
          </table:table-cell>
          <table:table-cell table:style-name="ce2" office:value-type="string">
            <text:p>6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lektromimportøren: G102B06</text:p>
          </table:table-cell>
          <table:table-cell office:value-type="float" office:value="137.5">
            <text:p>137,50</text:p>
          </table:table-cell>
          <table:table-cell table:formula="of:=[.D28]*[.F28]" office:value-type="float" office:value="137.5">
            <text:p>137,50</text:p>
          </table:table-cell>
          <table:table-cell/>
          <table:table-cell table:style-name="Default" table:number-columns-repeated="7"/>
        </table:table-row>
        <table:table-row table:style-name="ro2">
          <table:table-cell office:value-type="string">
            <text:p>Skillevariac</text:p>
          </table:table-cell>
          <table:table-cell table:style-name="ce2" office:value-type="string">
            <text:p>8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ratel</text:p>
          </table:table-cell>
          <table:table-cell/>
          <table:table-cell table:formula="of:=[.D29]*[.F29]" office:value-type="float" office:value="0">
            <text:p>0,00</text:p>
          </table:table-cell>
          <table:table-cell/>
          <table:table-cell table:style-name="Default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formula="of:=[.D12]" office:value-type="float" office:value="0">
            <text:p>0</text:p>
          </table:table-cell>
          <table:table-cell table:style-name="ce9" table:formula="of:=[.G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2"/>
          <table:table-cell/>
          <table:table-cell/>
          <table:table-cell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formula="of:=[.D25]" office:value-type="float" office:value="2">
            <text:p>2</text:p>
          </table:table-cell>
          <table:table-cell table:style-name="ce9" table:formula="of:=[.G25]" office:value-type="currency" office:currency="NOK" office:value="254.73">
            <text:p>kr 254,73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formula="of:=[.L12]" office:value-type="float" office:value="1">
            <text:p>1</text:p>
          </table:table-cell>
          <table:table-cell table:style-name="ce9" table:formula="of:=[.O12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formula="of:=[.L25]" office:value-type="float" office:value="0">
            <text:p>0</text:p>
          </table:table-cell>
          <table:table-cell table:style-name="ce9" table:formula="of:=[.O25]" office:value-type="currency" office:currency="NOK" office:value="0">
            <text:p>kr 0,0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formula="of:=[.D38]" office:value-type="float" office:value="2">
            <text:p>2</text:p>
          </table:table-cell>
          <table:table-cell table:style-name="ce9" table:formula="of:=[.G38]" office:value-type="currency" office:currency="NOK" office:value="137.5">
            <text:p>kr 137,50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5">
            <text:p>5</text:p>
          </table:table-cell>
          <table:table-cell table:style-name="ce10" table:formula="of:=SUM([.K30:.K34])" office:value-type="currency" office:currency="NOK" office:value="392.23">
            <text:p>kr 392,23</text:p>
          </table:table-cell>
          <table:table-cell table:style-name="Default" table:number-columns-repeated="4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6]*[.F36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3"/>
          <table:table-cell/>
          <table:table-cell/>
          <table:table-cell/>
          <table:table-cell table:formula="of:=[.D37]*[.F37]" office:value-type="float" office:value="0">
            <text:p>0,00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table:style-name="ce4"/>
          <table:table-cell table:style-name="ce5" office:value-type="string">
            <text:p>SUM</text:p>
          </table:table-cell>
          <table:table-cell table:style-name="Default" table:formula="of:=SUM([.D28:.D37])" office:value-type="float" office:value="2">
            <text:p>2</text:p>
          </table:table-cell>
          <table:table-cell table:style-name="Default"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137.5">
            <text:p>kr 137,50</text:p>
          </table:table-cell>
          <table:table-cell/>
          <table:table-cell table:style-name="Default" table:number-columns-repeated="7"/>
        </table:table-row>
      </table:table>
      <table:table table:name="Blank" table:style-name="ta1" table:print="false">
        <table:table-column table:style-name="co1" table:default-cell-style-name="ce2"/>
        <table:table-column table:style-name="co2" table:default-cell-style-name="ce4"/>
        <table:table-column table:style-name="co2" table:default-cell-style-name="ce3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3">
          <table:table-cell table:style-name="ce1" office:value-type="string">
            <text:p>Motstander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  <table:table-cell/>
          <table:table-cell table:style-name="ce1" office:value-type="string">
            <text:p>Halvledere</text:p>
          </table:table-cell>
          <table:table-cell table:style-name="ce1" office:value-type="string">
            <text:p>Verdi</text:p>
          </table:table-cell>
          <table:table-cell table:style-name="ce1" office:value-type="string">
            <text:p>Pakke</text:p>
          </table:table-cell>
          <table:table-cell table:style-name="ce1" office:value-type="string">
            <text:p>Antall</text:p>
          </table:table-cell>
          <table:table-cell table:style-name="ce1" office:value-type="string">
            <text:p>Farnell vare.</text:p>
          </table:table-cell>
          <table:table-cell table:style-name="ce1" office:value-type="string">
            <text:p>Pris</text:p>
          </table:table-cell>
          <table:table-cell table:style-name="ce1" office:value-type="string">
            <text:p>SUM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]*[.F2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2]*[.N2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]*[.F3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3]*[.N3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4]*[.F4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4]*[.N4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5]*[.F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5]*[.N5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6]*[.F6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6]*[.N6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7]*[.F7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7]*[.N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8]*[.F8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8]*[.N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9]*[.F9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9]*[.N9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0]*[.F10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0]*[.N1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1]*[.F1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11]*[.N11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:.D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:.G11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2:.L11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2:.O11])" office:value-type="currency" office:currency="NOK" office:value="0">
            <text:p>kr 0,00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Kondensatorer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/>
          <table:table-cell table:style-name="ce1" office:value-type="string">
            <text:p>Integrerte kretser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5]*[.F15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5]*[.N15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6]*[.F16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6]*[.N16]" office:value-type="float" office:value="0">
            <text:p>0,00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17]*[.F17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7]*[.N17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8]*[.F18]" office:value-type="float" office:value="0">
            <text:p>0,00</text:p>
          </table:table-cell>
          <table:table-cell/>
          <table:table-cell table:style-name="ce2" table:number-columns-repeated="2"/>
          <table:table-cell table:style-name="ce3"/>
          <table:table-cell table:style-name="ce2"/>
          <table:table-cell table:style-name="ce2"/>
          <table:table-cell table:style-name="ce6"/>
          <table:table-cell table:style-name="ce6" table:formula="of:=[.L18]*[.N18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19]*[.F19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19]*[.N19]" office:value-type="float" office:value="0">
            <text:p>0,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/>
          <table:table-cell table:style-name="ce2"/>
          <table:table-cell/>
          <table:table-cell table:formula="of:=[.D20]*[.F20]" office:value-type="float" office:value="0">
            <text:p>0,00</text:p>
          </table:table-cell>
          <table:table-cell/>
          <table:table-cell table:style-name="ce2"/>
          <table:table-cell table:style-name="ce3"/>
          <table:table-cell table:style-name="ce2"/>
          <table:table-cell table:style-name="ce2"/>
          <table:table-cell table:style-name="ce2"/>
          <table:table-cell table:style-name="ce6"/>
          <table:table-cell table:style-name="ce6" table:formula="of:=[.L20]*[.N20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1]*[.F21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1]*[.N21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2]*[.F22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2]*[.N22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3]*[.F23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3]*[.N23]" office:value-type="float" office:value="0">
            <text:p>0,00</text:p>
          </table:table-cell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24]*[.F24]" office:value-type="float" office:value="0">
            <text:p>0,00</text:p>
          </table:table-cell>
          <table:table-cell/>
          <table:table-cell table:style-name="ce2"/>
          <table:table-cell table:style-name="ce3" table:number-columns-repeated="2"/>
          <table:table-cell table:style-name="ce2"/>
          <table:table-cell table:style-name="ce2"/>
          <table:table-cell table:style-name="ce6"/>
          <table:table-cell table:style-name="ce6" table:formula="of:=[.L24]*[.N24]" office:value-type="float" office:value="0">
            <text:p>0,00</text:p>
          </table:table-cell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15:.D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15:.G24])" office:value-type="currency" office:currency="NOK" office:value="0">
            <text:p>kr 0,00</text:p>
          </table:table-cell>
          <table:table-cell table:number-columns-repeated="2"/>
          <table:table-cell table:style-name="ce4"/>
          <table:table-cell table:style-name="ce5" office:value-type="string">
            <text:p>SUM</text:p>
          </table:table-cell>
          <table:table-cell table:formula="of:=SUM([.L15:.L24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O15:.O24])" office:value-type="currency" office:currency="NOK" office:value="0">
            <text:p>kr 0,00</text:p>
          </table:table-cell>
        </table:table-row>
        <table:table-row table:style-name="ro1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>
            <text:p>Annet</text:p>
          </table:table-cell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8]*[.F28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29]*[.F29]" office:value-type="float" office:value="0">
            <text:p>0,00</text:p>
          </table:table-cell>
          <table:table-cell table:number-columns-repeated="2"/>
          <table:table-cell table:style-name="ce1" office:value-type="string">
            <text:p>Antall</text:p>
          </table:table-cell>
          <table:table-cell table:style-name="ce1" office:value-type="string">
            <text:p>Pris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0]*[.F30]" office:value-type="float" office:value="0">
            <text:p>0,00</text:p>
          </table:table-cell>
          <table:table-cell/>
          <table:table-cell table:style-name="ce1" office:value-type="string">
            <text:p>Motstander</text:p>
          </table:table-cell>
          <table:table-cell table:style-name="ce2" table:formula="of:=[.D12]" office:value-type="float" office:value="0">
            <text:p>0</text:p>
          </table:table-cell>
          <table:table-cell table:style-name="ce2" table:formula="of:=[.G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style-name="ce2"/>
          <table:table-cell/>
          <table:table-cell table:formula="of:=[.D31]*[.F31]" office:value-type="float" office:value="0">
            <text:p>0,00</text:p>
          </table:table-cell>
          <table:table-cell/>
          <table:table-cell table:style-name="ce1" office:value-type="string">
            <text:p>Kondensatorer</text:p>
          </table:table-cell>
          <table:table-cell table:style-name="ce2" table:formula="of:=[.D25]" office:value-type="float" office:value="0">
            <text:p>0</text:p>
          </table:table-cell>
          <table:table-cell table:style-name="ce2" table:formula="of:=[.G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2]*[.F32]" office:value-type="float" office:value="0">
            <text:p>0,00</text:p>
          </table:table-cell>
          <table:table-cell/>
          <table:table-cell table:style-name="ce1" office:value-type="string">
            <text:p>Halvledere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O12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 table:style-name="ce2"/>
          <table:table-cell table:style-name="ce2"/>
          <table:table-cell table:style-name="ce2"/>
          <table:table-cell/>
          <table:table-cell table:formula="of:=[.D33]*[.F33]" office:value-type="float" office:value="0">
            <text:p>0,00</text:p>
          </table:table-cell>
          <table:table-cell/>
          <table:table-cell table:style-name="ce1" office:value-type="string">
            <text:p>Integrerte kretser</text:p>
          </table:table-cell>
          <table:table-cell table:style-name="ce2" table:formula="of:=[.L25]" office:value-type="float" office:value="0">
            <text:p>0</text:p>
          </table:table-cell>
          <table:table-cell table:style-name="ce2" table:formula="of:=[.O25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4]*[.F34]" office:value-type="float" office:value="0">
            <text:p>0,00</text:p>
          </table:table-cell>
          <table:table-cell/>
          <table:table-cell table:style-name="ce1" office:value-type="string">
            <text:p>Annet</text:p>
          </table:table-cell>
          <table:table-cell table:style-name="ce2" table:formula="of:=[.D38]" office:value-type="float" office:value="0">
            <text:p>0</text:p>
          </table:table-cell>
          <table:table-cell table:style-name="ce2" table:formula="of:=[.G38]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5]*[.F35]" office:value-type="float" office:value="0">
            <text:p>0,00</text:p>
          </table:table-cell>
          <table:table-cell/>
          <table:table-cell table:style-name="ce1" office:value-type="string">
            <text:p>SUM</text:p>
          </table:table-cell>
          <table:table-cell table:style-name="ce8" table:formula="of:=SUM([.J30:.J34])" office:value-type="float" office:value="0">
            <text:p>0</text:p>
          </table:table-cell>
          <table:table-cell table:style-name="ce8" table:formula="of:=SUM([.K30:.K34])" office:value-type="currency" office:currency="NOK" office:value="0">
            <text:p>kr 0,00</text:p>
          </table:table-cell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6]*[.F36]" office:value-type="float" office:value="0">
            <text:p>0,00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style-name="ce2"/>
          <table:table-cell/>
          <table:table-cell table:formula="of:=[.D37]*[.F37]" office:value-type="float" office:value="0">
            <text:p>0,00</text:p>
          </table:table-cell>
          <table:table-cell table:number-columns-repeated="8"/>
        </table:table-row>
        <table:table-row table:style-name="ro1">
          <table:table-cell table:style-name="Default"/>
          <table:table-cell/>
          <table:table-cell table:style-name="ce5" office:value-type="string">
            <text:p>SUM</text:p>
          </table:table-cell>
          <table:table-cell table:formula="of:=SUM([.D28:.D37])" office:value-type="float" office:value="0">
            <text:p>0</text:p>
          </table:table-cell>
          <table:table-cell/>
          <table:table-cell table:style-name="ce1" office:value-type="string">
            <text:p>SUM</text:p>
          </table:table-cell>
          <table:table-cell table:style-name="ce7" table:formula="of:=SUM([.G28:.G37])" office:value-type="currency" office:currency="NOK" office:value="0">
            <text:p>kr 0,00</text:p>
          </table:table-cell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7">
          <table:table-cell table:style-name="Default"/>
          <table:table-cell/>
          <table:table-cell table:style-name="ce4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15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.01.2014</text:date>, <text:time>21:36:0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7:55:30.60</meta:creation-date>
    <dc:date>2014-01-14T21:36:06.16</dc:date>
    <meta:editing-duration>PT6H17M23S</meta:editing-duration>
    <meta:editing-cycles>41</meta:editing-cycles>
    <meta:generator>OpenOffice.org/3.4.1$Win32 OpenOffice.org_project/341m1$Build-9593</meta:generator>
    <meta:print-date>2014-01-14T16:35:48.52</meta:print-date>
    <meta:document-statistic meta:table-count="4" meta:cell-count="924" meta:object-count="0"/>
  </office:meta>
</office:document-meta>
</file>